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00000015131EE8CE3FB648F00.png" manifest:media-type="image/png"/>
  <manifest:file-entry manifest:full-path="Pictures/1000000000000316000001EA75C6A9AB06A8326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botto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fill="bitmap" draw:fill-image-name="Bitmap_20_1" style:repeat="stretch" draw:textarea-horizontal-align="center" draw:textarea-vertical-align="middle"/>
    </style:style>
    <style:style style:name="gr9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.103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cm" draw:shadow="hidden"/>
      <style:paragraph-properties style:writing-mode="lr-tb"/>
    </style:style>
    <style:style style:name="gr2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051cm" fo:margin-bottom="0.102cm" fo:text-align="center"/>
    </style:style>
    <style:style style:name="P3" style:family="paragraph">
      <style:paragraph-properties fo:margin-left="0cm" fo:margin-right="0cm" fo:margin-top="0.051cm" fo:margin-bottom="0.102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051cm" fo:margin-bottom="0.102cm" fo:line-height="100%" fo:text-align="center" fo:text-indent="0cm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bitmap" draw:fill-image-name="Bitmap_20_1" style:repeat="stretch"/>
      <style:paragraph-properties fo:text-align="center"/>
    </style:style>
    <style:style style:name="P8" style:family="paragraph">
      <loext:graphic-properties draw:fill="solid" draw:fill-color="#000000"/>
      <style:paragraph-properties fo:margin-left="0cm" fo:margin-right="0cm" fo:margin-top="0.051cm" fo:margin-bottom="0.102cm" fo:line-height="100%" fo:text-align="center" fo:text-indent="0cm"/>
      <style:text-properties fo:font-size="24pt" style:font-size-asian="24pt" style:font-size-complex="24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" fo:font-size="12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2pt" style:font-name-complex="OpenSymbol" style:font-size-complex="12pt" style:text-scale="100%" style:text-overline-style="none" style:text-overline-color="font-color"/>
    </style:style>
    <style:style style:name="P11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2pt" style:font-name-complex="Liberation Serif" style:font-size-complex="12pt" style:text-scale="100%" style:text-overline-style="none" style:text-overline-color="font-color"/>
    </style:style>
    <style:style style:name="P12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7.19999980926514pt" style:font-name-complex="Liberation Serif" style:font-size-complex="7.19999980926514pt" style:text-scale="100%" style:text-overline-style="none" style:text-overline-color="font-color"/>
    </style:style>
    <style:style style:name="P1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2pt" style:font-name-complex="Liberation Serif" style:font-size-complex="12pt" style:text-scale="100%" style:text-overline-style="none" style:text-overline-color="font-color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3.123cm" svg:height="8.14cm" svg:x="3.302cm" svg:y="1.637cm">
          <draw:image xlink:href="Pictures/1000000000000316000001EA75C6A9AB06A8326C.png" xlink:type="simple" xlink:show="embed" xlink:actuate="onLoad" loext:mime-type="image/png">
            <text:p/>
          </draw:image>
        </draw:frame>
        <draw:line draw:style-name="gr2" draw:text-style-name="P2" draw:layer="layout" svg:x1="9.044cm" svg:y1="9.906cm" svg:x2="13.208cm" svg:y2="9.943cm">
          <text:p text:style-name="P2"/>
        </draw:line>
        <draw:frame draw:style-name="gr3" draw:text-style-name="P4" draw:layer="layout" svg:width="5.134cm" svg:height="1.353cm" svg:x="8.59cm" svg:y="9.943cm">
          <draw:text-box>
            <text:p text:style-name="P3"><text:span text:style-name="T1">-</text:span><text:span text:style-name="T1">4</text:span><text:span text:style-name="T1"> </text:span><text:span text:style-name="T1">-</text:span><text:span text:style-name="T1">3</text:span><text:span text:style-name="T1"> </text:span><text:span text:style-name="T1">-</text:span><text:span text:style-name="T1">2</text:span><text:span text:style-name="T1"> </text:span><text:span text:style-name="T1">-</text:span><text:span text:style-name="T1">1</text:span><text:span text:style-name="T1"> </text:span><text:span text:style-name="T1">0</text:span><text:span text:style-name="T1"> </text:span><text:span text:style-name="T1">1</text:span><text:span text:style-name="T1"> </text:span><text:span text:style-name="T1">2</text:span><text:span text:style-name="T1"> </text:span><text:span text:style-name="T1">3</text:span><text:span text:style-name="T1"> </text:span><text:span text:style-name="T1">4</text:span></text:p>
          </draw:text-box>
        </draw:frame>
        <draw:frame draw:style-name="gr4" draw:text-style-name="P5" draw:layer="layout" svg:width="2.54cm" svg:height="0.839cm" draw:transform="rotate (1.57742857795247) translate (10.522cm 8.51cm)">
          <draw:text-box>
            <text:p><text:span text:style-name="T1">k</text:span></text:p>
          </draw:text-box>
        </draw:frame>
        <draw:line draw:style-name="gr5" draw:text-style-name="P1" draw:layer="layout" svg:x1="11.176cm" svg:y1="6.604cm" svg:x2="9.906cm" svg:y2="6.604cm">
          <text:p/>
        </draw:line>
        <draw:frame draw:style-name="gr6" draw:text-style-name="P1" draw:layer="layout" svg:width="1.999cm" svg:height="0.999cm" draw:transform="rotate (1.58510802666125) translate (10.35cm 6.436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13.123cm" svg:height="8.914cm" svg:x="3.303cm" svg:y="1.638cm">
          <draw:image xlink:href="Pictures/10000201000001F00000015131EE8CE3FB648F0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path draw:style-name="gr8" draw:text-style-name="P7" draw:layer="layout" svg:width="13.122cm" svg:height="8.139cm" svg:x="3.303cm" svg:y="1.638cm" svg:viewBox="0 0 13123 8140" svg:d="M0 8140c0-2713 0-5427 0-8140 4374 0 8749 0 13123 0 0 2713 0 5427 0 8140-4374 0-8749 0-13123 0z">
          <text:p/>
        </draw:path>
        <draw:path draw:style-name="gr2" draw:text-style-name="P2" draw:layer="layout" svg:width="4.163cm" svg:height="-0.001cm" draw:transform="rotate (-0.00890117918517108) translate (9.04500058289892cm 9.9069345161446cm)" svg:viewBox="0 0 4164 0" svg:d="M0 0c1388 0 2776 0 4164 0">
          <text:p/>
        </draw:path>
        <draw:g>
          <draw:path draw:style-name="gr9" draw:text-style-name="P8" draw:layer="layout" svg:width="0.128cm" svg:height="0.04cm" svg:x="8.9cm" svg:y="10.386cm" svg:viewBox="0 0 129 41" svg:d="M0 41c0-13 0-27 0-41 43 0 86 0 129 0 0 14 0 28 0 41-43 0-86 0-129 0z">
            <text:p/>
          </draw:path>
          <draw:path draw:style-name="gr10" draw:text-style-name="P8" draw:layer="layout" svg:width="0.266cm" svg:height="0.364cm" svg:x="9.066cm" svg:y="10.182cm" svg:viewBox="0 0 267 365" svg:d="M215 282v83h-43v-83h-172v-36l167-246h48v245h52v37zM172 53c-1 1-3 5-8 13-4 8-8 14-10 17l-93 138-14 19-4 5h129z">
            <text:p/>
          </draw:path>
          <draw:path draw:style-name="gr11" draw:text-style-name="P8" draw:layer="layout" svg:width="0.128cm" svg:height="0.04cm" svg:x="9.522cm" svg:y="10.386cm" svg:viewBox="0 0 129 41" svg:d="M0 41c0-13 0-27 0-41 43 0 86 0 129 0 0 14 0 28 0 41-43 0-86 0-129 0z">
            <text:p/>
          </draw:path>
          <draw:path draw:style-name="gr12" draw:text-style-name="P8" draw:layer="layout" svg:width="0.25cm" svg:height="0.374cm" svg:x="9.696cm" svg:y="10.177cm" svg:viewBox="0 0 251 375" svg:d="M251 269c0 34-11 60-32 78-22 19-52 28-92 28-36 0-66-8-88-25s-35-41-39-74l48-4c6 43 33 64 79 64 24 0 42-5 56-17 13-11 20-29 20-51 0-20-8-36-23-47-16-11-38-17-66-17h-27v-40h26c25 0 45-6 59-17s21-26 21-46c0-19-6-35-17-46-12-11-29-17-51-17-21 0-37 6-50 16-13 11-20 25-22 44l-47-3c4-30 16-53 37-70 22-17 49-25 82-25 37 0 65 8 85 25 21 17 31 41 31 71 0 24-7 43-20 57-13 15-32 24-56 30v1c27 3 48 12 63 27s23 35 23 58z">
            <text:p/>
          </draw:path>
          <draw:path draw:style-name="gr13" draw:text-style-name="P8" draw:layer="layout" svg:width="0.128cm" svg:height="0.04cm" svg:x="10.145cm" svg:y="10.386cm" svg:viewBox="0 0 129 41" svg:d="M0 41c0-13 0-27 0-41 43 0 86 0 129 0 0 14 0 28 0 41-43 0-86 0-129 0z">
            <text:p/>
          </draw:path>
          <draw:path draw:style-name="gr14" draw:text-style-name="P8" draw:layer="layout" svg:width="0.24cm" svg:height="0.369cm" svg:x="10.325cm" svg:y="10.177cm" svg:viewBox="0 0 241 370" svg:d="M0 370v-33c9-20 20-38 32-53 13-16 26-30 40-42 14-13 28-24 42-35 13-11 26-21 37-32s20-22 26-34c7-11 11-25 11-40 0-20-6-35-18-46s-28-17-49-17c-20 0-36 6-49 16-13 11-20 26-22 46l-48-5c4-29 16-52 37-69s49-26 82-26c37 0 65 9 85 26 19 17 29 42 29 74 0 14-3 28-9 42-7 14-16 28-29 42s-37 36-73 65c-20 16-36 31-48 44-11 13-20 25-25 37h190v40z">
            <text:p/>
          </draw:path>
          <draw:path draw:style-name="gr15" draw:text-style-name="P8" draw:layer="layout" svg:width="0.128cm" svg:height="0.04cm" svg:x="10.767cm" svg:y="10.386cm" svg:viewBox="0 0 129 41" svg:d="M0 41c0-13 0-27 0-41 43 0 86 0 129 0 0 14 0 28 0 41-43 0-86 0-129 0z">
            <text:p/>
          </draw:path>
          <draw:path draw:style-name="gr16" draw:text-style-name="P8" draw:layer="layout" svg:width="0.227cm" svg:height="0.364cm" svg:x="10.961cm" svg:y="10.183cm" svg:viewBox="0 0 228 365" svg:d="M0 365c0-14 0-27 0-40 31 0 62 0 93 0 0-94 0-187 0-280-28 19-55 39-82 58 0-14 0-29 0-44 28-19 57-39 86-59 14 0 28 0 42 0 0 108 0 217 0 325 30 0 60 0 89 0 0 13 0 26 0 40-76 0-152 0-228 0z">
            <text:p/>
          </draw:path>
          <draw:path draw:style-name="gr17" draw:text-style-name="P8" draw:layer="layout" svg:width="0.252cm" svg:height="0.374cm" svg:x="11.386cm" svg:y="10.177cm" svg:viewBox="0 0 253 375" svg:d="M253 188c0 60-11 107-32 139-22 32-53 48-95 48s-73-16-94-48-32-78-32-139c0-63 10-110 31-141 20-31 52-47 96-47 43 0 75 16 95 47 21 32 31 79 31 141zM206 188c0-53-6-91-19-115-12-23-32-35-60-35s-49 11-61 35c-13 23-19 61-19 115 0 51 6 89 19 113s33 36 60 36c28 0 48-12 60-37 13-24 20-62 20-112z">
            <text:p/>
          </draw:path>
          <draw:path draw:style-name="gr18" draw:text-style-name="P8" draw:layer="layout" svg:width="0.227cm" svg:height="0.364cm" svg:x="11.85cm" svg:y="10.183cm" svg:viewBox="0 0 228 365" svg:d="M0 365c0-14 0-27 0-40 31 0 62 0 93 0 0-94 0-187 0-280-28 19-55 39-82 58 0-14 0-29 0-44 28-19 57-39 86-59 14 0 28 0 42 0 0 108 0 217 0 325 30 0 60 0 89 0 0 13 0 26 0 40-76 0-152 0-228 0z">
            <text:p/>
          </draw:path>
          <draw:path draw:style-name="gr19" draw:text-style-name="P8" draw:layer="layout" svg:width="0.24cm" svg:height="0.369cm" svg:x="12.281cm" svg:y="10.177cm" svg:viewBox="0 0 241 370" svg:d="M0 370v-33c9-20 20-38 32-53 13-16 26-30 40-42 14-13 28-24 42-35 13-11 26-21 37-32s20-22 26-34c7-11 11-25 11-40 0-20-6-35-18-46s-28-17-49-17c-20 0-36 6-49 16-13 11-20 26-22 46l-48-5c4-29 16-52 37-69s49-26 82-26c37 0 65 9 85 26 19 17 29 42 29 74 0 14-3 28-9 42-7 14-16 28-29 42s-37 36-73 65c-20 16-36 31-48 44-11 13-20 25-25 37h190v40z">
            <text:p/>
          </draw:path>
          <draw:path draw:style-name="gr20" draw:text-style-name="P8" draw:layer="layout" svg:width="0.25cm" svg:height="0.374cm" svg:x="12.719cm" svg:y="10.177cm" svg:viewBox="0 0 251 375" svg:d="M251 269c0 34-11 60-32 78-22 19-52 28-92 28-36 0-66-8-88-25s-35-41-39-74l48-4c6 43 33 64 79 64 24 0 42-5 56-17 13-11 20-29 20-51 0-20-8-36-23-47-16-11-38-17-66-17h-27v-40h26c25 0 45-6 59-17s21-26 21-46c0-19-6-35-17-46-12-11-29-17-51-17-21 0-37 6-50 16-13 11-20 25-22 44l-47-3c4-30 16-53 37-70 22-17 49-25 82-25 37 0 65 8 85 25 21 17 31 41 31 71 0 24-7 43-20 57-13 15-32 24-56 30v1c27 3 48 12 63 27s23 35 23 58z">
            <text:p/>
          </draw:path>
          <draw:path draw:style-name="gr21" draw:text-style-name="P8" draw:layer="layout" svg:width="0.266cm" svg:height="0.364cm" svg:x="13.155cm" svg:y="10.182cm" svg:viewBox="0 0 267 365" svg:d="M215 282v83h-43v-83h-172v-36l167-246h48v245h52v37zM172 53c-1 1-3 5-8 13-4 8-8 14-10 17l-93 138-14 19-4 5h129z">
            <text:p/>
          </draw:path>
        </draw:g>
        <draw:path draw:style-name="gr22" draw:text-style-name="P9" draw:layer="layout" svg:width="0.383cm" svg:height="0.231cm" svg:x="10.74cm" svg:y="7.992cm" svg:viewBox="0 0 384 232" svg:d="M383 54c-42 32-85 64-127 96 9 11 19 22 28 34 33 0 67-1 100-1 0 16 0 31 0 47-128 0-256 1-384 2 0-15 0-31 0-46 80-1 160-1 240-2-46-41-91-81-137-122 0-18 0-36 0-54 40 37 80 75 121 112 53-40 106-80 159-120 0 18 0 36 0 54z">
          <text:p/>
        </draw:path>
        <draw:path draw:style-name="gr5" draw:text-style-name="P1" draw:layer="layout" svg:width="-1.269cm" svg:height="0cm" svg:x="11.177cm" svg:y="6.605cm" svg:viewBox="0 0 -1270 0" svg:d="M0 0c423 0 847 0 1270 0">
          <text:p/>
        </draw:path>
        <draw:g>
          <draw:path draw:style-name="gr23" draw:text-style-name="P10" draw:layer="layout" svg:width="0.022cm" svg:height="0.24cm" svg:x="10.583cm" svg:y="6.041cm" svg:viewBox="0 0 23 241" svg:d="M23 241c-6 0-13 0-20 0-1-80-2-160-3-241 7 0 13 0 20 0 1 80 2 161 3 241z">
            <text:p/>
          </draw:path>
          <draw:path draw:style-name="gr23" draw:text-style-name="P11" draw:layer="layout" svg:width="0.293cm" svg:height="0.176cm" svg:x="10.42cm" svg:y="5.79cm" svg:viewBox="0 0 294 177" svg:d="M15 135c-2 9-3 18-5 26-3 0-6-1-9-1 0-20-1-40-1-60 30 4 60 9 90 13 16 2 29 5 40 7-12-10-21-21-27-32-7-12-10-22-11-32 0-16 6-30 18-40s29-16 50-16c23 0 45 4 66 14s38 23 50 41c12 17 18 36 18 57 0 12-1 24-4 35s-7 21-12 30c-88-14-176-28-263-42zM269 142c6-7 9-18 9-32s-5-26-16-38c-10-11-24-20-42-27-17-6-35-9-54-9-16 0-27 4-36 10-8 6-12 15-12 25 0 8 3 17 8 26 6 9 13 18 21 26 41 6 81 13 122 19z">
            <text:p/>
          </draw:path>
          <draw:path draw:style-name="gr23" draw:text-style-name="P12" draw:layer="layout" svg:width="0.175cm" svg:height="0.101cm" svg:x="10.64cm" svg:y="5.633cm" svg:viewBox="0 0 176 102" svg:d="M9 76c-1 6-2 11-3 16-2 0-4 0-5-1-1-12-1-24-1-36 40 7 80 13 119 19-17-17-34-33-52-50-1 4-2 8-3 11-2 0-3 0-5 0 0-12-1-23-1-35 2 0 4 1 6 1 1 3 2 6 3 9 11 12 23 23 35 35 21-10 43-20 64-30 1-4 2-8 3-12 2 1 3 1 5 1 0 10 1 19 1 28-20 9-39 18-59 27 6 5 12 11 17 17 14 2 28 4 42 7 1 6 1 13 1 19-56-8-112-17-167-26z">
            <text:p/>
          </draw:path>
          <draw:path draw:style-name="gr23" draw:text-style-name="P10" draw:layer="layout" svg:width="0.309cm" svg:height="0.107cm" svg:x="10.403cm" svg:y="5.477cm" svg:viewBox="0 0 310 108" svg:d="M310 108c-103-27-206-53-310-80 0-9 0-19 0-28 103 26 207 53 310 79 0 10 0 20 0 29z">
            <text:p/>
          </draw:path>
          <draw:path draw:style-name="gr23" draw:text-style-name="P13" draw:layer="layout" svg:width="0.277cm" svg:height="0.165cm" svg:x="10.425cm" svg:y="5.244cm" svg:viewBox="0 0 278 166" svg:d="M276 0c0 55 1 110 2 166-10 0-20 0-30 0-12-12-23-25-35-37-22-24-39-41-53-52-13-11-27-19-41-24s-30-7-48-7c-18 1-31 5-40 13-10 8-14 21-14 39 0 7 1 14 3 22 3 7 5 14 9 20 11 2 22 4 33 6 0 5 0 9 0 14-17 0-35 0-52 0-7-24-10-45-10-62 0-29 6-52 18-67s30-23 52-23c15 0 30 3 44 8 13 6 27 15 40 27 14 12 33 31 58 59 10 12 22 24 34 38 0-47-1-93-2-140 11 0 21 0 32 0z">
            <text:p/>
          </draw:path>
          <draw:path draw:style-name="gr23" draw:text-style-name="P11" draw:layer="layout" svg:width="0.201cm" svg:height="0.176cm" svg:x="10.501cm" svg:y="4.975cm" svg:viewBox="0 0 202 177" svg:d="M182 29c2-7 3-15 5-23 3 1 6 1 9 2 0 19 1 38 1 57-11-1-21-3-32-5 24 22 37 43 37 62 0 16-6 29-18 39s-28 15-49 16c-24 0-47-5-68-15-20-10-37-23-49-40s-18-36-18-56c0-16 2-32 8-46-2-3-5-6-7-9 0-4 0-7 0-11 60 10 121 20 181 29zM26 37c-4 6-7 11-8 15-1 5-2 10-2 17 0 14 6 26 16 37 11 11 25 20 42 26 18 6 36 9 55 9 14 0 26-4 35-10 8-6 12-14 12-24 0-15-10-32-29-49-40-7-81-14-121-21z">
            <text:p/>
          </draw:path>
          <draw:path draw:style-name="gr23" draw:text-style-name="P12" draw:layer="layout" svg:width="0.175cm" svg:height="0.101cm" svg:x="10.628cm" svg:y="4.815cm" svg:viewBox="0 0 176 102" svg:d="M9 76c-1 6-2 11-3 16-2 0-4 0-5-1-1-12-1-24-1-36 40 7 80 13 119 19-17-17-34-33-52-50-1 4-2 8-3 11-2 0-3 0-5 0 0-12-1-23-1-35 2 0 4 1 6 1 1 3 2 6 3 9 11 12 23 23 35 35 21-10 43-20 64-30 1-4 2-8 3-12 2 1 3 1 5 1 0 10 1 19 1 28-20 9-39 18-59 27 6 5 12 11 17 17 14 2 28 4 42 7 1 6 1 13 1 19-56-8-112-17-167-26z">
            <text:p/>
          </draw:path>
        </draw:g>
        <presentation:notes draw:style-name="dp1">
          <draw:page-thumbnail draw:style-name="gr7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316000001EA75C6A9AB06A8326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6T13:44:42.153040799</meta:creation-date>
    <dc:date>2025-04-16T14:06:25.424036646</dc:date>
    <meta:editing-duration>PT1M11S</meta:editing-duration>
    <meta:editing-cycles>1</meta:editing-cycles>
    <meta:document-statistic meta:object-count="60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sub>
            <mi>b</mi>
            <mi>k</mi>
          </msub>
        </mrow>
        <mo stretchy="false">/</mo>
        <mn>2</mn>
      </mrow>
      <msub>
        <mi>a</mi>
        <mi>k</mi>
      </msub>
    </mrow>
    <annotation encoding="StarMath 5.0">-b_k/2a_k</annotation>
  </semantics>
</math>
</file>